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6.338cm"/>
    </style:style>
    <style:style style:name="co4" style:family="table-column">
      <style:table-column-properties fo:break-before="auto" style:column-width="8.36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 style:vertical-align="middl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333333" fo:wrap-option="wrap" fo:border="0.06pt solid #000000" style:vertical-align="middl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fo:background-color="#dddddd" fo:wrap-option="wrap" fo:border="0.06pt solid #000000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Noto Sans CJK SC" style:font-name="Liberation Sans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ce6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1 type</text:p>
          </table:table-cell>
          <table:table-cell table:style-name="ce7" office:value-type="string" calcext:value-type="string">
            <text:p>L1 info / L2</text:p>
          </table:table-cell>
          <table:table-cell table:style-name="ce1" office:value-type="string" calcext:value-type="string">
            <text:p>L1 info / L2 type</text:p>
          </table:table-cell>
          <table:table-cell table:style-name="ce1" office:value-type="string" calcext:value-type="string">
            <text:p>L2 info</text:p>
          </table:table-cell>
        </table:table-row>
        <table:table-row table:style-name="ro2">
          <table:table-cell table:style-name="ce4" office:value-type="string" calcext:value-type="string">
            <text:p>logging</text:p>
          </table:table-cell>
          <table:table-cell table:style-name="ce4" office:value-type="string" calcext:value-type="string">
            <text:p>BOOLEAN</text:p>
          </table:table-cell>
          <table:table-cell table:style-name="ce8"/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STRING</text:p>
          </table:table-cell>
          <table:table-cell table:style-name="ce9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[2021, 6, 28, 0, 16, 15, 20, 650] <text:s/>|| <text:s/>[„2021-06-28”, „16:15"] <text:s text:c="2"/>|| <text:s/>[„2021-06-28”, „16:15:20”]</text:p>
          </table:table-cell>
          <table:covered-table-cell table:number-columns-repeated="2" table:style-name="ce4"/>
        </table:table-row>
        <table:table-row table:style-name="ro2"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>
            <text:p>LIST</text:p>
          </table:table-cell>
          <table:table-cell table:style-name="ce9" office:value-type="string" calcext:value-type="string">
            <text:p>PRESS &lt;INT&gt;[:&lt;INT&gt;…]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MOVE &lt;CHAR&gt;</text:p>
          </table:table-cell>
          <table:table-cell table:style-name="ce5" office:value-type="string" calcext:value-type="string">
            <text:p><text:span text:style-name="T2">F  ||  B  ||  L  ||  R  ||  P  ||  l  ||  </text:span>r</text:p>
          </table:table-cell>
          <table:table-cell table:style-name="ce5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BEEP &lt;INT&gt;:&lt;INT&gt;:&lt;INT&gt;:&lt;INT&gt;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MIDI &lt;INT&gt;:&lt;INT&gt;:&lt;INT&gt;:&lt;INT&gt;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REST &lt;INT&gt;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MOT &lt;INT&gt;:&lt;INT&gt;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SLEEP &lt;INT&gt;</text:p>
          </table:table-cell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OBJECT</text:p>
          </table:table-cell>
          <table:table-cell table:style-name="ce8" office:value-type="string" calcext:value-type="string">
            <text:p>action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LIST <text:s/>|| <text:s/>LOAD <text:s/>|| <text:s/>SAVE </text:p>
          </table:table-cell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folder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TURTLE <text:s/>|| <text:s/>JSON</text:p>
          </table:table-cell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title</text:p>
          </table:table-cell>
          <table:table-cell table:style-name="ce4" office:value-type="string" calcext:value-type="string">
            <text:p>STRING</text:p>
          </table:table-cell>
          <table:table-cell table:style-name="ce4"/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content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[turtle style]</text:p>
          </table:table-cell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play</text:p>
          </table:table-cell>
          <table:table-cell table:style-name="ce4" office:value-type="string" calcext:value-type="string">
            <text:p>BOOLEAN</text:p>
          </table:table-cell>
          <table:table-cell table:style-name="ce4"/>
        </table:table-row>
        <table:table-row table:style-name="ro2"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-</text:p>
          </table:table-cell>
          <table:table-cell table:style-name="ce9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START UART <text:s/>|| <text:s/>STOP UART <text:s/>|| <text:s/>START WEBREPL <text:s/>|| <text:s/>STOP WEBREPL <text:s/>|| <text:s/>STOP WEBSERVER</text:p>
          </table:table-cell>
          <table:covered-table-cell table:number-columns-repeated="2" table:style-name="ce4"/>
        </table:table-row>
        <table:table-row table:style-name="ro2"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LIST</text:p>
          </table:table-cell>
          <table:table-cell table:style-name="ce9" office:value-type="string" calcext:value-type="string">
            <text:p>EXEC &lt;STRING&gt;</text:p>
          </table:table-cell>
          <table:table-cell table:style-name="ce5" table:number-columns-repeated="2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<text:span text:style-name="T1">EVAL &lt;STRING</text:span>&gt;</text:p>
          </table:table-cell>
          <table:table-cell table:style-name="ce5" table:number-columns-repeated="2"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.00.00</text:date>, <text:time style:data-style-name="N2" text:time-value="21:11:45.401879753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9:37:28.207906204</meta:creation-date>
    <dc:date>2021-06-28T23:11:16.998845007</dc:date>
    <meta:editing-duration>PT1H10M28S</meta:editing-duration>
    <meta:editing-cycles>4</meta:editing-cycles>
    <meta:generator>LibreOffice/6.4.7.2$Linux_X86_64 LibreOffice_project/40$Build-2</meta:generator>
    <meta:document-statistic meta:table-count="1" meta:cell-count="46" meta:object-count="0"/>
  </office:meta>
</office:document-meta>
</file>